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RemoteConnector.getWebServer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moteConnector.invoke( Object oname , String name , Object params [ ] , String signature [ ]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RemoteConnector.getStream( String q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impleRemoteConnector.ge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moteConnector.setUpdateInterval( long update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moteConnector.setWebServerHost( String webServer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moteConnector.refreshAttributes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7">
            <text:p text:style-name="Table_20_Contents">7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SimpleRemoteConnector.refre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RemoteConnector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RemoteConnector.setPass( String p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moteConnector.setUser(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moteConnector.getStatu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moteConnector.getP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moteConnector.setWebServerPort( int webServer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moteConnector.destro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mpleRemoteConnector.refreshMetadata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RemoteConnector.setAttribute( ObjectName oname , Attribute attribu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mpleRemoteConnector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RemoteConnector.get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moteConnector.getWebServer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moteConnector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moteConnector.setDomain( String 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moteConnector.setStatusPath( String statu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moteConnector.getUpdateInter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moteConnector.SimpleRemoteConn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RemoteConnector.setFilter( String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